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656b"/>
    </style:style>
    <style:style style:name="P2" style:family="paragraph" style:parent-style-name="Standard">
      <style:text-properties fo:font-size="9pt" officeooo:paragraph-rsid="001c656b" style:font-size-asian="9pt" style:font-size-complex="9pt"/>
    </style:style>
    <style:style style:name="P3" style:family="paragraph" style:parent-style-name="Standard">
      <style:text-properties fo:font-size="9pt" officeooo:paragraph-rsid="001dc9ac" style:font-size-asian="9pt" style:font-size-complex="9pt"/>
    </style:style>
    <style:style style:name="P4" style:family="paragraph" style:parent-style-name="Standard">
      <style:text-properties fo:font-size="9pt" officeooo:paragraph-rsid="001f34d5" style:font-size-asian="9pt" style:font-size-complex="9pt"/>
    </style:style>
    <style:style style:name="P5" style:family="paragraph" style:parent-style-name="Standard">
      <style:text-properties fo:font-size="9pt" officeooo:paragraph-rsid="0020da96" style:font-size-asian="9pt" style:font-size-complex="9pt"/>
    </style:style>
    <style:style style:name="P6" style:family="paragraph" style:parent-style-name="Standard">
      <style:text-properties fo:font-size="9pt" officeooo:paragraph-rsid="001c656b" style:font-size-asian="9pt" style:font-size-complex="9pt"/>
    </style:style>
    <style:style style:name="P7" style:family="paragraph" style:parent-style-name="Standard">
      <style:text-properties style:font-name="sans-serif" fo:font-size="9pt" officeooo:paragraph-rsid="001c656b" style:font-size-asian="9pt" style:font-size-complex="9pt"/>
    </style:style>
    <style:style style:name="P8" style:family="paragraph" style:parent-style-name="Standard">
      <style:text-properties style:font-name="Symbol" fo:font-size="9pt" fo:language="es" fo:country="AR" fo:font-weight="normal" officeooo:rsid="001c656b" officeooo:paragraph-rsid="001f34d5" style:font-size-asian="9pt" style:font-weight-asian="normal" style:font-size-complex="9pt" style:font-weight-complex="normal"/>
    </style:style>
    <style:style style:name="P9" style:family="paragraph" style:parent-style-name="Standard">
      <style:text-properties officeooo:paragraph-rsid="001c656b"/>
    </style:style>
    <style:style style:name="T1" style:family="text">
      <style:text-properties officeooo:rsid="001c656b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9pt" style:font-size-asian="9pt" style:font-size-complex="9pt"/>
    </style:style>
    <style:style style:name="T4" style:family="text">
      <style:text-properties style:font-name="sans-serif" fo:font-size="10pt" fo:language="es" fo:country="AR" officeooo:rsid="001f34d5" style:font-size-asian="10pt" style:font-size-complex="10pt"/>
    </style:style>
    <style:style style:name="T5" style:family="text">
      <style:text-properties style:font-name="sans-serif" officeooo:rsid="001c656b"/>
    </style:style>
    <style:style style:name="T6" style:family="text">
      <style:text-properties style:font-name="sans-serif" fo:font-size="12pt" officeooo:rsid="001f34d5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Symbol" fo:font-size="12pt" fo:language="es" fo:country="AR" style:font-size-asian="12pt"/>
    </style:style>
    <style:style style:name="T9" style:family="text">
      <style:text-properties style:font-name="Symbol" fo:font-size="12pt" fo:language="es" fo:country="AR" style:font-size-asian="12pt" style:font-size-complex="9pt"/>
    </style:style>
    <style:style style:name="T10" style:family="text">
      <style:text-properties style:font-name="Symbol" fo:font-size="12pt" fo:language="es" fo:country="AR" officeooo:rsid="002128f7" style:font-size-asian="12pt" style:font-size-complex="9pt"/>
    </style:style>
    <style:style style:name="T11" style:family="text">
      <style:text-properties style:font-name="Symbol" fo:font-size="9pt" fo:language="es" fo:country="AR" style:font-size-asian="9pt" style:font-size-complex="9pt"/>
    </style:style>
    <style:style style:name="T12" style:family="text">
      <style:text-properties style:font-name="Symbol" fo:font-size="9pt" fo:language="es" fo:country="AR" fo:font-weight="bold" officeooo:rsid="001c656b" style:font-size-asian="9pt" style:font-weight-asian="bold" style:font-size-complex="9pt" style:font-weight-complex="bold"/>
    </style:style>
    <style:style style:name="T13" style:family="text">
      <style:text-properties style:font-name="Symbol" fo:language="es" fo:country="AR" officeooo:rsid="001c656b"/>
    </style:style>
    <style:style style:name="T14" style:family="text">
      <style:text-properties style:font-name="Symbol" fo:language="es" fo:country="AR" fo:font-weight="bold" officeooo:rsid="001c656b" style:font-weight-asian="bold" style:font-weight-complex="bold"/>
    </style:style>
    <style:style style:name="T15" style:family="text">
      <style:text-properties style:font-name="Symbol" fo:language="es" fo:country="AR" fo:font-weight="normal" officeooo:rsid="001c656b" style:font-weight-asian="normal" style:font-weight-complex="normal"/>
    </style:style>
    <style:style style:name="T16" style:family="text">
      <style:text-properties style:font-name="Symbol" fo:language="es" fo:country="AR" fo:font-weight="normal" officeooo:rsid="001dc9ac" style:font-weight-asian="normal" style:font-weight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size="9pt" fo:language="es" fo:country="AR" officeooo:rsid="001c656b" style:font-size-asian="9pt" style:font-size-complex="9pt"/>
    </style:style>
    <style:style style:name="T19" style:family="text">
      <style:text-properties style:font-name="Arial" fo:language="es" fo:country="AR" officeooo:rsid="001c656b"/>
    </style:style>
    <style:style style:name="T20" style:family="text">
      <style:text-properties style:font-name="Arial" fo:language="es" fo:country="AR" fo:font-weight="normal" officeooo:rsid="001dc9ac" style:font-weight-asian="normal" style:font-weight-complex="normal"/>
    </style:style>
    <style:style style:name="T21" style:family="text">
      <style:text-properties style:text-position="sub 58%" style:font-name="Arial" fo:language="es" fo:country="AR" fo:font-weight="normal" officeooo:rsid="001c656b" style:font-weight-asian="normal" style:font-weight-complex="normal"/>
    </style:style>
    <style:style style:name="T22" style:family="text">
      <style:text-properties style:text-position="sub 58%" style:font-name="Arial" fo:language="es" fo:country="AR" fo:font-weight="normal" officeooo:rsid="001f34d5" style:font-weight-asian="normal" style:font-weight-complex="normal"/>
    </style:style>
    <style:style style:name="T23" style:family="text">
      <style:text-properties style:text-position="sub 58%" style:font-name="Arial" fo:language="es" fo:country="AR" fo:font-weight="normal" officeooo:rsid="0020da96" style:font-weight-asian="normal" style:font-weight-complex="normal"/>
    </style:style>
    <style:style style:name="T24" style:family="text">
      <style:text-properties style:text-position="sub 58%" style:font-name="Arial" fo:language="es" fo:country="AR" style:text-underline-style="none" fo:font-weight="normal" officeooo:rsid="0020da96" style:font-weight-asian="normal" style:font-weight-complex="normal"/>
    </style:style>
    <style:style style:name="T25" style:family="text">
      <style:text-properties style:text-position="sub 58%" style:font-name="Arial" fo:font-size="12pt" fo:language="es" fo:country="AR" style:text-underline-style="none" fo:font-weight="normal" officeooo:rsid="001c656b" style:font-size-asian="12pt" style:font-weight-asian="normal" style:font-weight-complex="normal"/>
    </style:style>
    <style:style style:name="T26" style:family="text">
      <style:text-properties style:text-position="sub 58%" style:font-name="Arial" fo:font-size="12pt" fo:language="es" fo:country="AR" style:text-underline-style="none" fo:font-weight="normal" officeooo:rsid="001dc9ac" style:font-size-asian="12pt" style:font-weight-asian="normal" style:font-weight-complex="normal"/>
    </style:style>
    <style:style style:name="T27" style:family="text">
      <style:text-properties style:text-position="sub 58%" style:font-name="Arial" fo:font-size="12pt" fo:language="es" fo:country="AR" officeooo:rsid="001dc9ac" style:font-size-asian="12pt"/>
    </style:style>
    <style:style style:name="T28" style:family="text">
      <style:text-properties style:text-position="sub 58%" style:font-name="Arial" fo:font-size="10pt" fo:language="es" fo:country="AR" style:text-underline-style="none" fo:font-weight="normal" officeooo:rsid="001c656b" style:font-size-asian="10pt" style:font-weight-asian="normal" style:font-size-complex="10pt" style:font-weight-complex="normal"/>
    </style:style>
    <style:style style:name="T29" style:family="text">
      <style:text-properties style:text-position="sub 58%" style:font-name="Arial" fo:font-size="10pt" fo:language="es" fo:country="AR" style:text-underline-style="none" fo:font-weight="normal" officeooo:rsid="001dc9ac" style:font-size-asian="10pt" style:font-weight-asian="normal" style:font-size-complex="10pt" style:font-weight-complex="normal"/>
    </style:style>
    <style:style style:name="T30" style:family="text">
      <style:text-properties style:text-position="sub 58%" style:font-name="Arial" fo:font-size="10pt" fo:language="es" fo:country="AR" style:text-underline-style="none" fo:font-weight="normal" officeooo:rsid="001f34d5" style:font-size-asian="10pt" style:font-weight-asian="normal" style:font-size-complex="10pt" style:font-weight-complex="normal"/>
    </style:style>
    <style:style style:name="T31" style:family="text">
      <style:text-properties style:text-position="sub 58%" style:font-name="Arial" fo:font-size="10pt" fo:language="es" fo:country="AR" style:text-underline-style="none" fo:font-weight="normal" officeooo:rsid="0020da96" style:font-size-asian="10pt" style:font-weight-asian="normal" style:font-size-complex="10pt" style:font-weight-complex="normal"/>
    </style:style>
    <style:style style:name="T32" style:family="text">
      <style:text-properties style:text-position="sub 58%" style:font-name="Arial" fo:font-size="10pt" fo:language="es" fo:country="AR" style:text-underline-style="none" fo:font-weight="normal" officeooo:rsid="001dc9ac" style:font-size-asian="8.75pt" style:font-weight-asian="normal" style:font-size-complex="10pt" style:font-weight-complex="normal"/>
    </style:style>
    <style:style style:name="T33" style:family="text">
      <style:text-properties style:text-position="sub 58%" style:font-name="Arial" fo:font-size="10pt" fo:language="es" fo:country="AR" style:text-underline-style="none" fo:font-weight="normal" officeooo:rsid="001c656b" style:font-size-asian="8.75pt" style:font-weight-asian="normal" style:font-size-complex="10pt" style:font-weight-complex="normal"/>
    </style:style>
    <style:style style:name="T34" style:family="text">
      <style:text-properties style:text-position="sub 58%" style:font-name="Arial" fo:font-size="10pt" fo:language="es" fo:country="AR" style:text-underline-style="none" fo:font-weight="normal" officeooo:rsid="0020da96" style:font-size-asian="8.75pt" style:font-weight-asian="normal" style:font-size-complex="10pt" style:font-weight-complex="normal"/>
    </style:style>
    <style:style style:name="T35" style:family="text">
      <style:text-properties style:text-position="sub 58%" style:font-name="Arial" fo:font-size="10pt" fo:language="es" fo:country="AR" style:text-underline-style="none" fo:font-weight="bold" officeooo:rsid="001f34d5" style:font-size-asian="10pt" style:font-weight-asian="bold" style:font-size-complex="10pt" style:font-weight-complex="bold"/>
    </style:style>
    <style:style style:name="T36" style:family="text">
      <style:text-properties style:text-position="sub 58%" style:font-name="Arial" fo:font-size="10pt" fo:language="es" fo:country="AR" style:text-underline-style="none" fo:font-weight="bold" officeooo:rsid="0020da96" style:font-size-asian="10pt" style:font-weight-asian="bold" style:font-size-complex="10pt" style:font-weight-complex="bold"/>
    </style:style>
    <style:style style:name="T37" style:family="text">
      <style:text-properties style:text-position="sub 58%" style:font-name="Arial" fo:font-size="10pt" fo:language="es" fo:country="AR" style:font-size-asian="8.75pt" style:font-size-complex="10pt"/>
    </style:style>
    <style:style style:name="T38" style:family="text">
      <style:text-properties style:text-position="sub 58%" style:font-name="Arial" fo:font-size="10pt" fo:language="es" fo:country="AR" officeooo:rsid="001c656b" style:font-size-asian="8.75pt" style:font-size-complex="10pt"/>
    </style:style>
    <style:style style:name="T39" style:family="text">
      <style:text-properties style:text-position="sub 58%" style:font-name="Arial" fo:font-size="10pt" fo:language="es" fo:country="AR" officeooo:rsid="001dc9ac" style:font-size-asian="8.75pt" style:font-size-complex="10pt"/>
    </style:style>
    <style:style style:name="T40" style:family="text">
      <style:text-properties style:text-position="sub 58%" style:font-name="Arial" fo:font-size="10pt" fo:language="es" fo:country="AR" officeooo:rsid="001f34d5" style:font-size-asian="8.75pt" style:font-size-complex="10pt"/>
    </style:style>
    <style:style style:name="T41" style:family="text">
      <style:text-properties style:text-position="sub 58%" style:font-name="Arial" fo:font-size="10pt" fo:language="es" fo:country="AR" officeooo:rsid="001dc9ac" style:font-size-asian="10pt" style:font-size-complex="10pt"/>
    </style:style>
    <style:style style:name="T42" style:family="text">
      <style:text-properties style:text-position="sub 58%" style:font-name="Symbol" fo:font-size="12pt" fo:language="es" fo:country="AR" style:text-underline-style="none" fo:font-weight="normal" officeooo:rsid="001c656b" style:font-size-asian="12pt" style:font-weight-asian="normal" style:font-weight-complex="normal"/>
    </style:style>
    <style:style style:name="T43" style:family="text">
      <style:text-properties style:text-position="sub 58%" style:font-name="Symbol" fo:font-size="12pt" fo:language="es" fo:country="AR" style:text-underline-style="none" fo:font-weight="normal" officeooo:rsid="001dc9ac" style:font-size-asian="12pt" style:font-weight-asian="normal" style:font-weight-complex="normal"/>
    </style:style>
    <style:style style:name="T44" style:family="text">
      <style:text-properties style:text-position="sub 58%" style:font-name="Symbol" fo:font-size="12pt" fo:language="es" fo:country="AR" style:font-size-asian="12pt"/>
    </style:style>
    <style:style style:name="T45" style:family="text">
      <style:text-properties style:text-position="0% 100%" style:font-name="Arial" fo:language="es" fo:country="AR" fo:font-weight="normal" officeooo:rsid="0020da96" style:font-weight-asian="normal" style:font-weight-complex="normal"/>
    </style:style>
    <style:style style:name="T46" style:family="text">
      <style:text-properties style:text-position="0% 100%" style:font-name="Arial" fo:language="es" fo:country="AR" style:text-underline-style="none" fo:font-weight="normal" officeooo:rsid="001c656b" style:font-weight-asian="normal" style:font-weight-complex="normal"/>
    </style:style>
    <style:style style:name="T47" style:family="text">
      <style:text-properties style:text-position="0% 100%" style:font-name="Arial" fo:language="es" fo:country="AR" style:text-underline-style="none" fo:font-weight="normal" officeooo:rsid="0020da96" style:font-weight-asian="normal" style:font-weight-complex="normal"/>
    </style:style>
    <style:style style:name="T48" style:family="text">
      <style:text-properties style:text-position="0% 100%" style:font-name="Arial" fo:font-size="10pt" fo:language="es" fo:country="AR" style:text-underline-style="none" fo:font-weight="normal" officeooo:rsid="001c656b" style:font-size-asian="10pt" style:font-weight-asian="normal" style:font-size-complex="10pt" style:font-weight-complex="normal"/>
    </style:style>
    <style:style style:name="T49" style:family="text">
      <style:text-properties style:text-position="0% 100%" style:font-name="Arial" fo:font-size="10pt" fo:language="es" fo:country="AR" style:text-underline-style="none" fo:font-weight="normal" officeooo:rsid="001dc9ac" style:font-size-asian="10pt" style:font-weight-asian="normal" style:font-size-complex="10pt" style:font-weight-complex="normal"/>
    </style:style>
    <style:style style:name="T50" style:family="text">
      <style:text-properties style:text-position="0% 100%" style:font-name="Arial" fo:font-size="10pt" fo:language="es" fo:country="AR" style:text-underline-style="none" fo:font-weight="normal" officeooo:rsid="001f34d5" style:font-size-asian="10pt" style:font-weight-asian="normal" style:font-size-complex="10pt" style:font-weight-complex="normal"/>
    </style:style>
    <style:style style:name="T51" style:family="text">
      <style:text-properties style:text-position="0% 100%" style:font-name="Arial" fo:font-size="10pt" fo:language="es" fo:country="AR" style:text-underline-style="none" fo:font-weight="normal" officeooo:rsid="0020da96" style:font-size-asian="10pt" style:font-weight-asian="normal" style:font-size-complex="10pt" style:font-weight-complex="normal"/>
    </style:style>
    <style:style style:name="T52" style:family="text">
      <style:text-properties style:text-position="0% 100%" style:font-name="Arial" fo:font-size="10pt" fo:language="es" fo:country="AR" style:text-underline-style="none" fo:font-weight="normal" officeooo:rsid="001dc9ac" style:font-size-asian="8.75pt" style:font-weight-asian="normal" style:font-size-complex="10pt" style:font-weight-complex="normal"/>
    </style:style>
    <style:style style:name="T53" style:family="text">
      <style:text-properties style:text-position="0% 100%" style:font-name="Arial" fo:font-size="10pt" fo:language="es" fo:country="AR" style:text-underline-style="none" fo:font-weight="normal" officeooo:rsid="001c656b" style:font-size-asian="8.75pt" style:font-weight-asian="normal" style:font-size-complex="10pt" style:font-weight-complex="normal"/>
    </style:style>
    <style:style style:name="T54" style:family="text">
      <style:text-properties style:text-position="0% 100%" style:font-name="Arial" fo:font-size="10pt" fo:language="es" fo:country="AR" style:text-underline-style="none" fo:font-weight="normal" officeooo:rsid="001f34d5" style:font-size-asian="8.75pt" style:font-weight-asian="normal" style:font-size-complex="10pt" style:font-weight-complex="normal"/>
    </style:style>
    <style:style style:name="T55" style:family="text">
      <style:text-properties style:text-position="0% 100%" style:font-name="Arial" fo:font-size="10pt" fo:language="es" fo:country="AR" style:text-underline-style="none" fo:font-weight="normal" officeooo:rsid="0020da96" style:font-size-asian="8.75pt" style:font-weight-asian="normal" style:font-size-complex="10pt" style:font-weight-complex="normal"/>
    </style:style>
    <style:style style:name="T56" style:family="text">
      <style:text-properties style:text-position="0% 100%" style:font-name="Arial" fo:font-size="10pt" fo:language="es" fo:country="AR" officeooo:rsid="001c656b" style:font-size-asian="8.75pt" style:font-size-complex="10pt"/>
    </style:style>
    <style:style style:name="T57" style:family="text">
      <style:text-properties style:text-position="0% 100%" style:font-name="Arial" fo:font-size="10pt" fo:language="es" fo:country="AR" officeooo:rsid="001dc9ac" style:font-size-asian="8.75pt" style:font-size-complex="10pt"/>
    </style:style>
    <style:style style:name="T58" style:family="text">
      <style:text-properties style:text-position="0% 100%" style:font-name="Arial" fo:font-size="12pt" fo:language="es" fo:country="AR" officeooo:rsid="001dc9ac" style:font-size-asian="12pt"/>
    </style:style>
    <style:style style:name="T59" style:family="text">
      <style:text-properties style:text-position="0% 100%" style:font-name="Arial" fo:font-size="12pt" fo:language="es" fo:country="AR" officeooo:rsid="001dc9ac" style:font-size-asian="12pt" style:font-size-complex="12pt"/>
    </style:style>
    <style:style style:name="T60" style:family="text">
      <style:text-properties style:text-position="0% 100%" style:font-name="Arial" fo:font-size="12pt" fo:language="es" fo:country="AR" style:text-underline-style="none" fo:font-weight="normal" officeooo:rsid="001dc9ac" style:font-size-asian="12pt" style:font-weight-asian="normal" style:font-weight-complex="normal"/>
    </style:style>
    <style:style style:name="T61" style:family="text">
      <style:text-properties style:text-position="0% 100%" style:font-name="Arial" fo:font-size="12pt" fo:language="es" fo:country="AR" style:text-underline-style="none" fo:font-weight="normal" officeooo:rsid="001c656b" style:font-size-asian="12pt" style:font-weight-asian="normal" style:font-weight-complex="normal"/>
    </style:style>
    <style:style style:name="T62" style:family="text">
      <style:text-properties style:text-position="0% 100%" style:font-name="Symbol" fo:language="es" fo:country="AR" style:text-underline-style="none" fo:font-weight="bold" officeooo:rsid="001c656b" style:font-weight-asian="bold" style:font-weight-complex="bold"/>
    </style:style>
    <style:style style:name="T63" style:family="text">
      <style:text-properties style:text-position="0% 100%" style:font-name="Symbol" fo:language="es" fo:country="AR" style:text-underline-style="none" fo:font-weight="bold" officeooo:rsid="0020da96" style:font-weight-asian="bold" style:font-weight-complex="bold"/>
    </style:style>
    <style:style style:name="T64" style:family="text">
      <style:text-properties style:text-position="0% 100%" style:font-name="Symbol" fo:font-size="12pt" fo:language="es" fo:country="AR" officeooo:rsid="001dc9ac" style:font-size-asian="12pt"/>
    </style:style>
    <style:style style:name="T65" style:family="text">
      <style:text-properties style:text-position="0% 100%" style:font-name="Symbol" fo:font-size="12pt" fo:language="es" fo:country="AR" style:text-underline-style="none" fo:font-weight="normal" officeooo:rsid="001dc9ac" style:font-size-asian="12pt" style:font-weight-asian="normal" style:font-weight-complex="normal"/>
    </style:style>
    <style:style style:name="T66" style:family="text">
      <style:text-properties style:text-position="0% 100%" style:font-name="Symbol" fo:font-size="12pt" fo:language="es" fo:country="AR" style:text-underline-style="none" fo:font-weight="normal" officeooo:rsid="001f34d5" style:font-size-asian="12pt" style:font-weight-asian="normal" style:font-weight-complex="normal"/>
    </style:style>
    <style:style style:name="T67" style:family="text">
      <style:text-properties style:text-position="0% 100%" style:font-name="Symbol" fo:font-size="12pt" fo:language="es" fo:country="AR" style:text-underline-style="none" fo:font-weight="bold" officeooo:rsid="001c656b" style:font-size-asian="12pt" style:font-weight-asian="bold" style:font-weight-complex="bold"/>
    </style:style>
    <style:style style:name="T68" style:family="text">
      <style:text-properties style:text-position="0% 100%" style:font-name="sans-serif" fo:font-size="12pt" fo:language="es" fo:country="AR" style:text-underline-style="none" fo:font-weight="normal" officeooo:rsid="001f34d5" style:font-size-asian="12pt" style:font-weight-asian="normal" style:font-size-complex="12pt" style:font-weight-complex="normal"/>
    </style:style>
    <style:style style:name="T69" style:family="text">
      <style:text-properties fo:font-size="10pt" officeooo:rsid="001c656b" style:font-size-asian="10pt" style:font-size-complex="10pt"/>
    </style:style>
    <style:style style:name="T70" style:family="text">
      <style:text-properties fo:font-size="12pt" officeooo:rsid="001dc9ac" style:font-size-asian="12pt" style:font-size-complex="12pt"/>
    </style:style>
    <style:style style:name="T71" style:family="text">
      <style:text-properties fo:color="#ffff00" loext:opacity="100%" style:font-name="Symbol" fo:font-size="12pt" fo:language="es" fo:country="AR" style:font-size-asian="12pt" style:font-size-complex="9pt"/>
    </style:style>
    <style:style style:name="T72" style:family="text">
      <style:text-properties fo:color="#ffff00" loext:opacity="100%" style:font-name="Symbol" fo:font-size="9pt" fo:language="es" fo:country="AR" style:font-size-asian="9pt" style:font-size-complex="9pt"/>
    </style:style>
    <style:style style:name="T73" style:family="text">
      <style:text-properties fo:color="#ffff00" loext:opacity="100%" style:font-name="Symbol" fo:font-size="9pt" fo:language="es" fo:country="AR" fo:font-weight="bold" officeooo:rsid="001c656b" style:font-size-asian="9pt" style:font-weight-asian="bold" style:font-size-complex="9pt" style:font-weight-complex="bold"/>
    </style:style>
    <style:style style:name="T74" style:family="text">
      <style:text-properties fo:color="#ffff00" loext:opacity="100%" style:font-name="Arial" fo:font-size="9pt" fo:language="es" fo:country="AR" officeooo:rsid="001c656b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nto 4: </text:span><text:bookmark text:name="page21R_mcid18"/><text:span text:style-name="T3">Escriba</text:span><text:span text:style-name="T7"> </text:span><text:span text:style-name="T3">la</text:span><text:span text:style-name="T7"> </text:span><text:span text:style-name="T3">operación</text:span><text:span text:style-name="T7"> </text:span><text:span text:style-name="T3">de</text:span><text:span text:style-name="T7"> </text:span><text:span text:style-name="T3">Algebra Relacional</text:span><text:span text:style-name="T7"> </text:span><text:span text:style-name="T3">para</text:span><text:span text:style-name="T7"> </text:span><text:span text:style-name="T3">obtener lo que se solicita.</text:span><text:span text:style-name="T7"> </text:span><text:span text:style-name="T3">No</text:span><text:span text:style-name="T7"> </text:span><text:span text:style-name="T3">debe escribir el</text:span><text:span text:style-name="T7"><text:line-break/></text:span><text:span text:style-name="T3">resultado, los valores de las tablas son a</text:span><text:span text:style-name="T7"> </text:span><text:span text:style-name="T3">modo de</text:span><text:span text:style-name="T7"> </text:span><text:span text:style-name="T3">ejemplo</text:span><text:span text:style-name="T7"> </text:span></text:p>
      <text:p text:style-name="P2"><text:tab/></text:p>
      <text:p text:style-name="P2"><text:tab/></text:p>
      <text:p text:style-name="P2"><text:bookmark text:name="page21R_mcid277"/><text:span text:style-name="T2">a)</text:span> <text:span text:style-name="T2">Mostrar</text:span> <text:span text:style-name="T2">los empleados cuyo cargo sea</text:span> <text:span text:style-name="T2">auxiliar</text:span> <text:span text:style-name="T2">y</text:span> <text:span text:style-name="T2">que solo hayan</text:span> <text:span text:style-name="T2">trabajado en el sector</text:span> <text:span text:style-name="T2">ventas</text:span> <text:span text:style-name="T2">después</text:span> <text:span text:style-name="T2">de</text:span> <text:span text:style-name="T2">2012</text:span> </text:p>
      <text:p text:style-name="P2"><text:s text:c="4"/></text:p>
      <text:p text:style-name="P3"><text:s text:c="5"/><text:span text:style-name="T8"></text:span><text:span text:style-name="T37"> </text:span><text:span text:style-name="T39">emp</text:span><text:span text:style-name="T17"> <text:s/></text:span><text:span text:style-name="T70">( </text:span><text:span text:style-name="T8"> </text:span><text:span text:style-name="T14">| </text:span><text:span text:style-name="T19">x </text:span><text:span text:style-name="T14">| </text:span><text:span text:style-name="T8"><text:s/></text:span><text:span text:style-name="T44"></text:span><text:span text:style-name="T37">.</text:span><text:span text:style-name="T38">cod_c = CA.cod_c </text:span><text:span text:style-name="T57">( </text:span><text:span text:style-name="T64"> </text:span><text:span text:style-name="T41">cargo = “auxiliar”</text:span><text:span text:style-name="T27"> </text:span><text:span text:style-name="T58">(</text:span><text:span text:style-name="T56">CA</text:span><text:span text:style-name="T57">) ) </text:span><text:span text:style-name="T59">)</text:span></text:p>
      <text:p text:style-name="P3"><text:s text:c="5"/><text:span text:style-name="T8"> <text:s/>←  </text:span><text:span text:style-name="T14">| </text:span><text:span text:style-name="T19">x </text:span><text:span text:style-name="T14">|</text:span><text:span text:style-name="T21"> <text:s/></text:span><text:span text:style-name="T42">.</text:span><text:span text:style-name="T28">cod_s = S.cod_s </text:span><text:span text:style-name="T49">( </text:span><text:span text:style-name="T65"> </text:span><text:span text:style-name="T29">sector =</text:span><text:span text:style-name="T26"> </text:span><text:span text:style-name="T29">“ventas”</text:span><text:span text:style-name="T26"> </text:span><text:span text:style-name="T60">(</text:span><text:span text:style-name="T48">S</text:span><text:span text:style-name="T49">) )</text:span></text:p>
      <text:p text:style-name="P3"><text:span text:style-name="T8"><text:s text:c="4"/> <text:s/>← </text:span><text:span text:style-name="T69">E</text:span><text:span text:style-name="T1"> </text:span><text:span text:style-name="T13"><text:s/></text:span><text:span text:style-name="T14">| </text:span><text:span text:style-name="T19">x </text:span><text:span text:style-name="T14">|</text:span><text:span text:style-name="T21"> <text:s/>E.id_e = T.id_e <text:s/></text:span><text:span text:style-name="T49">( </text:span><text:span text:style-name="T65"> </text:span><text:span text:style-name="T29">desde &gt; 2012 </text:span><text:span text:style-name="T49">( </text:span><text:span text:style-name="T15">T</text:span><text:span text:style-name="T16"> </text:span><text:span text:style-name="T49">) )</text:span><text:span text:style-name="T15"> </text:span><text:tab/></text:p>
      <text:p text:style-name="P3"/>
      <text:p text:style-name="P2"/>
      <text:p text:style-name="P2"><text:bookmark text:name="page21R_mcid278"/><text:span text:style-name="T2">b)</text:span> <text:span text:style-name="T2">Obtener</text:span> <text:span text:style-name="T2">los pedidos</text:span> <text:span text:style-name="T2">donde interviene el cliente</text:span> “<text:span text:style-name="T2">Pedro</text:span>” <text:span text:style-name="T2">y el empleado</text:span> “<text:span text:style-name="T2">Lucas</text:span>” <text:span text:style-name="T2">cuyo monto sea menor que 20000 y mayor que 50000.</text:span></text:p>
      <text:p text:style-name="P7"><text:tab/></text:p>
      <text:p text:style-name="P4"><text:span text:style-name="T2"><text:s text:c="3"/></text:span><text:span text:style-name="T8"></text:span><text:span text:style-name="T37"> </text:span><text:span text:style-name="T40">cod_p</text:span><text:span text:style-name="T2"> <text:s/></text:span><text:span text:style-name="T6">( </text:span><text:span text:style-name="T8"> </text:span><text:span text:style-name="T14">| </text:span><text:span text:style-name="T19">x </text:span><text:span text:style-name="T14">|</text:span><text:span text:style-name="T21"> <text:s/></text:span><text:span text:style-name="T42">.</text:span><text:span text:style-name="T30">id_e</text:span><text:span text:style-name="T28"> = </text:span><text:span text:style-name="T30">E</text:span><text:span text:style-name="T28">.</text:span><text:span text:style-name="T30">id_e</text:span><text:span text:style-name="T28"> </text:span><text:span text:style-name="T49">( </text:span><text:span text:style-name="T65"> </text:span><text:span text:style-name="T29"><text:s/></text:span><text:span text:style-name="T30">emp = </text:span><text:span text:style-name="T29">“</text:span><text:span text:style-name="T30">Lucas</text:span><text:span text:style-name="T29">”</text:span><text:span text:style-name="T26"> </text:span><text:span text:style-name="T60">(</text:span><text:span text:style-name="T50">E</text:span><text:span text:style-name="T49">) ) </text:span><text:span text:style-name="T68">)</text:span></text:p>
      <text:p text:style-name="P4"><text:span text:style-name="T8"> <text:s/>← </text:span><text:span text:style-name="T49">( </text:span><text:span text:style-name="T65"></text:span><text:span text:style-name="T26"> </text:span><text:span text:style-name="T66"><text:s/></text:span><text:span text:style-name="T30"><text:s/>cliente = “Pedro” </text:span><text:span text:style-name="T50">(</text:span><text:span text:style-name="T4">C) )</text:span><text:span text:style-name="T5"> </text:span><text:span text:style-name="T13"><text:s/></text:span><text:span text:style-name="T14">| </text:span><text:span text:style-name="T19">x </text:span><text:span text:style-name="T14">|</text:span><text:span text:style-name="T21"> <text:s/></text:span><text:span text:style-name="T22">C</text:span><text:span text:style-name="T21">.id_</text:span><text:span text:style-name="T22">c</text:span><text:span text:style-name="T21"> = </text:span><text:span text:style-name="T22">P</text:span><text:span text:style-name="T21">.id_</text:span><text:span text:style-name="T22">c</text:span><text:span text:style-name="T21"> <text:s/></text:span><text:span text:style-name="T49">( </text:span><text:span text:style-name="T65"> </text:span><text:span text:style-name="T30">monto</text:span><text:span text:style-name="T29"> &lt; <text:s/>20</text:span><text:span text:style-name="T30">00 </text:span><text:span text:style-name="T35">and </text:span><text:span text:style-name="T30">monto &gt; 5000</text:span><text:span text:style-name="T29"> </text:span><text:span text:style-name="T49">( </text:span><text:span text:style-name="T50">P</text:span><text:span text:style-name="T20"> </text:span><text:span text:style-name="T49">) )</text:span></text:p>
      <text:p text:style-name="P8"/>
      <text:p text:style-name="P7"><text:tab/></text:p>
      <text:p text:style-name="P2"><text:span text:style-name="T2">c)</text:span> <text:span text:style-name="T2">Mostrar</text:span> <text:span text:style-name="T2">los</text:span> <text:span text:style-name="T2">empleado y clientes de los</text:span> <text:span text:style-name="T2">pedidos</text:span> <text:span text:style-name="T2">en que se pidieron todos los</text:span> <text:span text:style-name="T2">artículos, excepto el</text:span> “<text:span text:style-name="T2">art120</text:span>”<text:span text:style-name="T2">.</text:span></text:p>
      <text:p text:style-name="P2"/>
      <text:p text:style-name="P5"><text:span text:style-name="T65"></text:span><text:span text:style-name="T32"> </text:span><text:span text:style-name="T34">emp, cliente</text:span><text:span text:style-name="T54"> </text:span><text:span text:style-name="T55">(</text:span><text:span text:style-name="T65">  <text:s/></text:span><text:span text:style-name="T62"><text:s/></text:span><text:span text:style-name="T63">| </text:span><text:span text:style-name="T46">x </text:span><text:span text:style-name="T62">| </text:span><text:span text:style-name="T43">.</text:span><text:span text:style-name="T24">id_e = E.id_e </text:span><text:span text:style-name="T47">(E) )</text:span></text:p>
      <text:p text:style-name="P5"><text:span text:style-name="T65"> ←  </text:span><text:span text:style-name="T62">| </text:span><text:span text:style-name="T46">x </text:span><text:span text:style-name="T62">| </text:span><text:span text:style-name="T65"><text:s/></text:span><text:span text:style-name="T43"></text:span><text:span text:style-name="T32">.</text:span><text:span text:style-name="T34">id</text:span><text:span text:style-name="T33">_c = C.</text:span><text:span text:style-name="T34">id</text:span><text:span text:style-name="T33">_c </text:span><text:span text:style-name="T26"><text:s/></text:span><text:span text:style-name="T60">(</text:span><text:span text:style-name="T53">C</text:span><text:span text:style-name="T52">) </text:span></text:p>
      <text:p text:style-name="P5"><text:span text:style-name="T65"> <text:s/>←  </text:span><text:span text:style-name="T67">| </text:span><text:span text:style-name="T61">x </text:span><text:span text:style-name="T67">|</text:span><text:span text:style-name="T25"> <text:s/></text:span><text:span text:style-name="T42">.</text:span><text:span text:style-name="T28">cod_</text:span><text:span text:style-name="T31">p</text:span><text:span text:style-name="T28"> = </text:span><text:span text:style-name="T31">P</text:span><text:span text:style-name="T28">.cod_</text:span><text:span text:style-name="T31">p</text:span><text:span text:style-name="T28"> </text:span><text:span text:style-name="T49">(</text:span><text:span text:style-name="T51">P</text:span><text:span text:style-name="T49">) </text:span></text:p>
      <text:p text:style-name="P5"><text:span text:style-name="T65"> ← </text:span><text:span text:style-name="T49">( </text:span><text:span text:style-name="T65"></text:span><text:span text:style-name="T26"> </text:span><text:span text:style-name="T66"><text:s/></text:span><text:span text:style-name="T30"><text:s/></text:span><text:span text:style-name="T31">articulo</text:span><text:span text:style-name="T35"> </text:span><text:span text:style-name="T36">distinto</text:span><text:span text:style-name="T35"> </text:span><text:span text:style-name="T30">“</text:span><text:span text:style-name="T31">art120</text:span><text:span text:style-name="T30">” </text:span><text:span text:style-name="T50">(</text:span><text:span text:style-name="T51">A</text:span><text:span text:style-name="T4">) ) </text:span><text:span text:style-name="T13"><text:s/></text:span><text:span text:style-name="T14">| </text:span><text:span text:style-name="T19">x </text:span><text:span text:style-name="T14">|</text:span><text:span text:style-name="T21"> <text:s/></text:span><text:span text:style-name="T23">A</text:span><text:span text:style-name="T21">.</text:span><text:span text:style-name="T23">cod_a</text:span><text:span text:style-name="T21">= </text:span><text:span text:style-name="T23">D</text:span><text:span text:style-name="T21">.</text:span><text:span text:style-name="T23">cod_a</text:span><text:span text:style-name="T21"> <text:s/></text:span><text:span text:style-name="T45">(D)</text:span></text:p>
      <text:p text:style-name="P2"/>
      <text:p text:style-name="P1"><text:span text:style-name="T71"/></text:p>
      <text:p text:style-name="P1"><text:span text:style-name="T71"/></text:p>
      <text:p text:style-name="P1"><text:span text:style-name="T71"/></text:p>
      <text:p text:style-name="P1"><text:span text:style-name="T71"/></text:p>
      <text:p text:style-name="P1"><text:span text:style-name="T71"/></text:p>
      <text:p text:style-name="P1"><text:span text:style-name="T71"/></text:p>
      <text:p text:style-name="P1"><text:span text:style-name="T7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4T18:15:54.051000000</dc:date>
    <meta:editing-duration>PT19M58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8" meta:word-count="243" meta:character-count="1080" meta:non-whitespace-character-count="796"/>
  </office:meta>
</office:document-meta>
</file>